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2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, 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au1" style:family="table">
      <style:table-properties style:width="16.32cm" fo:margin-left="-0.226cm" table:align="left" style:writing-mode="lr-tb"/>
    </style:style>
    <style:style style:name="Tableau1.A" style:family="table-column">
      <style:table-column-properties style:column-width="8.124cm"/>
    </style:style>
    <style:style style:name="Tableau1.B" style:family="table-column">
      <style:table-column-properties style:column-width="8.19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/>
      <style:text-properties officeooo:paragraph-rsid="001dac4e"/>
    </style:style>
    <style:style style:name="P3" style:family="paragraph" style:parent-style-name="Standard">
      <style:text-properties style:font-name="Bitstream Vera Sans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6" style:family="paragraph" style:parent-style-name="Standard">
      <style:text-properties style:font-name="Bitstream Vera Sans"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Bitstream Vera Sans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Bitstream Vera Sans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Bitstream Vera Sans"/>
    </style:style>
    <style:style style:name="P10" style:family="paragraph" style:parent-style-name="Standard">
      <style:text-properties style:font-name="Bitstream Vera Sans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Bitstream Vera Sans" fo:font-size="12pt" fo:font-weight="bold" style:font-size-asian="12pt" style:font-weight-asian="bold" style:font-size-complex="12pt"/>
    </style:style>
    <style:style style:name="P12" style:family="paragraph" style:parent-style-name="Standard">
      <style:text-properties style:font-name="Bitstream Vera Sans"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text-properties officeooo:paragraph-rsid="001e5f9f"/>
    </style:style>
    <style:style style:name="P14" style:family="paragraph" style:parent-style-name="Standard">
      <style:text-properties officeooo:paragraph-rsid="0020207a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Bitstream Vera Sans"/>
    </style:style>
    <style:style style:name="P17" style:family="paragraph" style:parent-style-name="Standard">
      <style:text-properties style:font-name="Bitstream Vera Sans" fo:font-size="12pt" fo:font-weight="normal" officeooo:rsid="0022f0c4" officeooo:paragraph-rsid="0022f0c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Bitstream Vera Sans" officeooo:rsid="001e5f9f" officeooo:paragraph-rsid="001e5f9f"/>
    </style:style>
    <style:style style:name="P19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Bitstream Vera Sans"/>
    </style:style>
    <style:style style:name="P20" style:family="paragraph" style:parent-style-name="Heading_20_2">
      <style:paragraph-properties fo:break-before="page">
        <style:tab-stops>
          <style:tab-stop style:position="0cm"/>
        </style:tab-stops>
      </style:paragraph-properties>
      <style:text-properties style:font-name="Bitstream Vera Sans"/>
    </style:style>
    <style:style style:name="P21" style:family="paragraph" style:parent-style-name="Heading_20_2">
      <style:paragraph-properties fo:margin-top="0.423cm" fo:margin-bottom="0.212cm">
        <style:tab-stops>
          <style:tab-stop style:position="0cm"/>
        </style:tab-stops>
      </style:paragraph-properties>
      <style:text-properties style:font-name="Bitstream Vera Sans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size="14pt" fo:font-weight="bold" style:font-size-asian="14pt" style:font-weight-asian="bold" style:font-size-complex="14pt"/>
    </style:style>
    <style:style style:name="T3" style:family="text">
      <style:text-properties style:font-name="Bitstream Vera Sans" fo:font-size="14pt" fo:font-weight="bold" style:font-size-asian="14pt" style:font-weight-asian="bold" style:font-size-complex="14pt" style:font-weight-complex="normal"/>
    </style:style>
    <style:style style:name="T4" style:family="text">
      <style:text-properties style:font-name="Bitstream Vera Sans" fo:font-size="14pt" fo:font-weight="bold" officeooo:rsid="0023f8d9" style:font-size-asian="14pt" style:font-weight-asian="bold" style:font-size-complex="14pt"/>
    </style:style>
    <style:style style:name="T5" style:family="text">
      <style:text-properties style:font-name="Bitstream Vera Sans" fo:font-weight="bold" style:font-weight-asian="bold"/>
    </style:style>
    <style:style style:name="T6" style:family="text">
      <style:text-properties style:font-name="Bitstream Vera Sans" fo:font-weight="bold" style:font-weight-asian="bold" style:font-weight-complex="normal"/>
    </style:style>
    <style:style style:name="T7" style:family="text">
      <style:text-properties style:font-name="Bitstream Vera Sans" fo:font-weight="bold" officeooo:rsid="0020207a" style:font-weight-asian="bold" style:font-weight-complex="normal"/>
    </style:style>
    <style:style style:name="T8" style:family="text">
      <style:text-properties style:font-name="Bitstream Vera Sans" fo:font-size="12pt" fo:font-weight="bold" style:font-size-asian="12pt" style:font-weight-asian="bold" style:font-size-complex="12pt"/>
    </style:style>
    <style:style style:name="T9" style:family="text">
      <style:text-properties style:font-name="Bitstream Vera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Bitstream Vera Sans" fo:font-weight="normal" style:font-weight-asian="normal" style:font-weight-complex="normal"/>
    </style:style>
    <style:style style:name="T11" style:family="text">
      <style:text-properties style:font-name="Bitstream Vera Sans" fo:font-weight="normal" officeooo:rsid="001e5f9f" style:font-weight-asian="normal" style:font-weight-complex="normal"/>
    </style:style>
    <style:style style:name="T12" style:family="text">
      <style:text-properties style:font-name="Bitstream Vera Sans" fo:font-weight="normal" officeooo:rsid="0020207a" style:font-weight-asian="normal" style:font-weight-complex="normal"/>
    </style:style>
    <style:style style:name="T13" style:family="text">
      <style:text-properties style:font-name="Bitstream Vera Sans" style:text-underline-style="solid" style:text-underline-width="auto" style:text-underline-color="font-color" fo:font-weight="bold" style:font-weight-asian="bold"/>
    </style:style>
    <style:style style:name="T14" style:family="text">
      <style:text-properties style:font-name="Bitstream Vera Sans" officeooo:rsid="001dac4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5039" number:language="fr" number:country="FR" number:automatic-order="true">
      <number:day/>
      <number:text> </number:text>
      <number:month number:textual="true"/>
      <number:text> </number:text>
      <number:year/>
    </number:date-style>
    <number:date-style style:name="N5079" number:language="fr" number:country="FR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ICHE DE SUIVI DE STAGE</text:p>
      <text:p text:style-name="P3"/>
      <text:p text:style-name="P5">D.U.T. S.R.C <text:s/>SEMESTRE 4</text:p>
      <text:p text:style-name="P7"/>
      <text:p text:style-name="P5">2011-2012</text:p>
      <text:p text:style-name="P6"/>
      <text:p text:style-name="P6"/>
      <text:p text:style-name="P6"/>
      <text:p text:style-name="P6"/>
      <text:p text:style-name="P6"/>
      <text:p text:style-name="P3"/>
      <text:p text:style-name="Standard"><text:span text:style-name="T2">Étudiant : </text:span><text:span text:style-name="T2"><text:database-display text:table-name="Feuil1" text:table-type="table" text:column-name="NOM" text:database-name="affectation_SRC_2011-2012">CAPPELLI</text:database-display></text:span><text:span text:style-name="T2"> </text:span><text:span text:style-name="T2"><text:database-display text:table-name="Feuil1" text:table-type="table" text:column-name="PRENOM" text:database-name="affectation_SRC_2011-2012">Alexis</text:database-display></text:span><text:span text:style-name="T2"><text:tab/><text:tab/></text:span></text:p>
      <text:p text:style-name="P3"/>
      <text:p text:style-name="Standard"><text:span text:style-name="T2">Enseignant suivant le stagiaire : </text:span><text:span text:style-name="T4">M./Mme</text:span><text:span text:style-name="T2"> </text:span><text:span text:style-name="T2"><text:database-display text:table-name="Feuil1" text:table-type="table" text:column-name="Resp. enseignant" text:database-name="affectation_SRC_2011-2012">BOCHRA</text:database-display></text:span></text:p>
      <text:p text:style-name="P3"/>
      <text:p text:style-name="Standard"><text:span text:style-name="T5">Stage </text:span><text:span text:style-name="T8">du </text:span><text:span text:style-name="T8"><text:database-display text:table-name="Feuil1" text:table-type="table" text:column-name="début stage" style:data-style-name="N38" text:database-name="affectation_SRC_2011-2012">&lt;début stage&gt;</text:database-display></text:span><text:span text:style-name="T8"> au </text:span><text:span text:style-name="T8"><text:database-display text:table-name="Feuil1" text:table-type="table" text:column-name="fin stage" style:data-style-name="N5079" text:database-name="affectation_SRC_2011-2012">&lt;fin stage&gt;</text:database-display></text:span><text:span text:style-name="T8">.</text:span></text:p>
      <text:p text:style-name="P3"/>
      <text:p text:style-name="Standard"><text:span text:style-name="T10">Téléphone : <text:s/></text:span><text:span text:style-name="T10"><text:database-display text:table-name="Feuil1" text:table-type="table" text:column-name="TELEPHONE PORTABLE" text:database-name="affectation_SRC_2011-2012">06.77.64.72.64 </text:database-display></text:span></text:p>
      <text:p text:style-name="Standard"><text:span text:style-name="T5">Mail : </text:span><text:span text:style-name="T10"><text:database-display text:table-name="Feuil1" text:table-type="table" text:column-name="MAIL" text:database-name="affectation_SRC_2011-2012">alexiscap@gmail.com</text:database-display></text:span></text:p>
      <text:p text:style-name="P8"/>
      <text:p text:style-name="P8"/>
      <text:p text:style-name="Standard"><text:span text:style-name="T5">Entreprise : </text:span><text:span text:style-name="T6"><text:database-display text:table-name="Feuil1" text:table-type="table" text:column-name="NOM DE L'ENTREPRISE" text:database-name="affectation_SRC_2011-2012">KREATIC</text:database-display></text:span></text:p>
      <text:p text:style-name="Standard"><text:span text:style-name="T5">Adresse : <text:tab/></text:span><text:span text:style-name="T10"> </text:span><text:span text:style-name="T10"><text:database-display text:table-name="Feuil1" text:table-type="table" text:column-name="ADRESSE DE L'ENTREPRISE" text:database-name="affectation_SRC_2011-2012">1er étage 78B Boulevard du Général Leclerc</text:database-display></text:span><text:span text:style-name="T10"> </text:span><text:span text:style-name="T10"><text:database-display text:table-name="Feuil1" text:table-type="table" text:column-name="ADRESSE 2" text:database-name="affectation_SRC_2011-2012"/></text:span></text:p>
      <text:p text:style-name="Standard"><text:span text:style-name="T10"><text:tab/><text:tab/></text:span><text:span text:style-name="T10"><text:database-display text:table-name="Feuil1" text:table-type="table" text:column-name="CP1" text:database-name="affectation_SRC_2011-2012">59100</text:database-display></text:span><text:span text:style-name="T10"> </text:span><text:span text:style-name="T10"><text:database-display text:table-name="Feuil1" text:table-type="table" text:column-name="VILLE1" text:database-name="affectation_SRC_2011-2012">ROUBAIX</text:database-display></text:span></text:p>
      <text:p text:style-name="P10"><text:tab/><text:tab/></text:p>
      <text:p text:style-name="P10"><text:tab/><text:tab/> </text:p>
      <text:p text:style-name="P13"><text:span text:style-name="T5">Contact : </text:span><text:span text:style-name="T10"><text:database-display text:table-name="Feuil1" text:table-type="table" text:column-name="TITRE DU RESPONSABLE" text:database-name="affectation_SRC_2011-2012">Monsieur</text:database-display></text:span><text:span text:style-name="T10"> </text:span><text:span text:style-name="T10"><text:database-display text:table-name="Feuil1" text:table-type="table" text:column-name="NOM DU RESPONSABLE" text:database-name="affectation_SRC_2011-2012">KADDIRI</text:database-display></text:span><text:span text:style-name="T10"> </text:span><text:span text:style-name="T10"><text:database-display text:table-name="Feuil1" text:table-type="table" text:column-name="Fonction du resp. entreprise" text:database-name="affectation_SRC_2011-2012">Responsable Développement</text:database-display></text:span></text:p>
      <text:p text:style-name="Standard"><text:span text:style-name="T5">Téléphone du responsable</text:span><text:span text:style-name="T10"> : </text:span><text:span text:style-name="T10"><text:database-display text:table-name="Feuil1" text:table-type="table" text:column-name="tel. du resp." text:database-name="affectation_SRC_2011-2012">03/20/02/44/74</text:database-display></text:span><text:span text:style-name="T10"> </text:span></text:p>
      <text:p text:style-name="P14"><text:span text:style-name="T7">Mail :</text:span><text:span text:style-name="T12"><text:database-display text:table-name="Feuil1" text:table-type="table" text:column-name="e-mail du resp." text:database-name="affectation_SRC_2011-2012">studio@kreatic.com</text:database-display></text:span></text:p>
      <text:p text:style-name="Standard"><text:span text:style-name="T6">Téléphone de l’entreprise</text:span><text:span text:style-name="T10"> : </text:span><text:span text:style-name="T10"><text:database-display text:table-name="Feuil1" text:table-type="table" text:column-name="tel de l'E." text:database-name="affectation_SRC_2011-2012">03/20/02/44/74</text:database-display></text:span></text:p>
      <text:p text:style-name="Standard"><text:span text:style-name="T5">Thème du stage</text:span><text:span text:style-name="T1"> :</text:span></text:p>
      <text:p text:style-name="P3"><text:database-display text:table-name="Feuil1" text:table-type="table" text:column-name="Définition de la mission" text:database-name="affectation_SRC_2011-2012">Stage de fin de cursus en développement Web</text:database-display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DATE DE REMISE RAPPORT</text:p>
          </table:table-cell>
          <table:table-cell table:style-name="Tableau1.B1" office:value-type="string">
            <text:p text:style-name="P9">DATE DE SOUTENANCE</text:p>
          </table:table-cell>
        </table:table-row>
        <table:table-row table:style-name="Tableau1.1">
          <table:table-cell table:style-name="Tableau1.A1" office:value-type="string">
            <text:p text:style-name="P9">19 juin 2012</text:p>
          </table:table-cell>
          <table:table-cell table:style-name="Tableau1.B1" office:value-type="string">
            <text:p text:style-name="P1"><text:span text:style-name="T1"><text:database-display text:table-name="Feuil1" text:table-type="table" text:column-name="Date de soutenance" style:data-style-name="N5039" text:database-name="affectation_SRC_2011-2012">26 juin 12</text:database-display></text:span><text:span text:style-name="T1"> </text:span><text:span text:style-name="T14">à </text:span><text:span text:style-name="T14"><text:database-display text:table-name="Feuil1" text:table-type="table" text:column-name="HEURE DE PASSAGE" text:database-name="affectation_SRC_2011-2012">9h15</text:database-display></text:span></text:p>
          </table:table-cell>
        </table:table-row>
      </table:table>
      <text:h text:style-name="P20" text:outline-level="2">Entretien téléphonique </text:h>
      <text:p text:style-name="P2"><text:span text:style-name="T3"><text:database-display text:table-name="Feuil1" text:table-type="table" text:column-name="NOM" text:database-name="affectation_SRC_2011-2012">CAPPELLI</text:database-display></text:span><text:span text:style-name="T3"> </text:span><text:span text:style-name="T3"><text:database-display text:table-name="Feuil1" text:table-type="table" text:column-name="PRENOM" text:database-name="affectation_SRC_2011-2012">Alexis</text:database-display></text:span><text:span text:style-name="T3"> / </text:span><text:span text:style-name="T3"><text:database-display text:table-name="Feuil1" text:table-type="table" text:column-name="NOM DE L'ENTREPRISE" text:database-name="affectation_SRC_2011-2012">KREATIC</text:database-display></text:span></text:p>
      <text:p text:style-name="P11"/>
      <text:p text:style-name="P13"><text:span text:style-name="T10">Stage </text:span><text:span text:style-name="T9">du </text:span><text:span text:style-name="T9"><text:database-display text:table-name="Feuil1" text:table-type="table" text:column-name="début stage" style:data-style-name="N5079" text:database-name="affectation_SRC_2011-2012">&lt;début stage&gt;</text:database-display></text:span><text:span text:style-name="T9"> au </text:span><text:span text:style-name="T9"><text:database-display text:table-name="Feuil1" text:table-type="table" text:column-name="fin stage" style:data-style-name="N5079" text:database-name="affectation_SRC_2011-2012">&lt;fin stage&gt;</text:database-display></text:span><text:span text:style-name="T9">.</text:span></text:p>
      <text:p text:style-name="P17"/>
      <text:p text:style-name="P3">Appel réalisé le : </text:p>
      <text:p text:style-name="P3"/>
      <text:p text:style-name="P13"><text:span text:style-name="T13">Entreprise :</text:span><text:span text:style-name="T10"> </text:span><text:span text:style-name="T6"><text:s/></text:span><text:span text:style-name="T10"><text:database-display text:table-name="Feuil1" text:table-type="table" text:column-name="TITRE DU RESPONSABLE" text:database-name="affectation_SRC_2011-2012">Monsieur</text:database-display></text:span><text:span text:style-name="T10"> </text:span><text:span text:style-name="T10"><text:database-display text:table-name="Feuil1" text:table-type="table" text:column-name="NOM DU RESPONSABLE" text:database-name="affectation_SRC_2011-2012">KADDIRI</text:database-display></text:span><text:span text:style-name="T10"> <text:s/></text:span><text:span text:style-name="T10"><text:database-display text:table-name="Feuil1" text:table-type="table" text:column-name="tel. du resp." text:database-name="affectation_SRC_2011-2012">03/20/02/44/74</text:database-display></text:span><text:span text:style-name="T10"> </text:span><text:span text:style-name="T11">(</text:span><text:span text:style-name="T10"><text:database-display text:table-name="Feuil1" text:table-type="table" text:column-name="tel de l'E." text:database-name="affectation_SRC_2011-2012">03/20/02/44/74</text:database-display></text:span><text:span text:style-name="T11">)</text:span></text:p>
      <text:p text:style-name="P12"/>
      <text:p text:style-name="P3"/>
      <text:p text:style-name="P3">Description de la tâche confiée / travail réalisé pour l’instant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vis sur le stagiaire(présentation, ponctualité, attitude..) :</text:p>
      <text:p text:style-name="P3"/>
      <text:p text:style-name="P3"/>
      <text:p text:style-name="P3"/>
      <text:p text:style-name="P3"/>
      <text:p text:style-name="P14"><text:span text:style-name="T13">Stagiaire</text:span><text:span text:style-name="T5"> </text:span><text:span text:style-name="T9">: </text:span><text:span text:style-name="T9"><text:database-display text:table-name="Feuil1" text:table-type="table" text:column-name="NOM" text:database-name="affectation_SRC_2011-2012">CAPPELLI</text:database-display></text:span><text:span text:style-name="T9"> </text:span><text:span text:style-name="T9"><text:database-display text:table-name="Feuil1" text:table-type="table" text:column-name="PRENOM" text:database-name="affectation_SRC_2011-2012">Alexis</text:database-display></text:span><text:span text:style-name="T9"><text:tab/> <text:s/></text:span><text:span text:style-name="T9"><text:database-display text:table-name="Feuil1" text:table-type="table" text:column-name="TELEPHONE PORTABLE" text:database-name="affectation_SRC_2011-2012">06.77.64.72.64 </text:database-display></text:span></text:p>
      <text:p text:style-name="P3"/>
      <text:p text:style-name="P3"/>
      <text:p text:style-name="P3">Description de la tâche confiée / travail réalisé</text:p>
      <text:p text:style-name="P3"/>
      <text:p text:style-name="P3"/>
      <text:p text:style-name="P3"/>
      <text:p text:style-name="P3"/>
      <text:p text:style-name="P3"/>
      <text:p text:style-name="P3"/>
      <text:p text:style-name="P3">Conditions de travail et encadrement :</text:p>
      <text:p text:style-name="P3"/>
      <text:p text:style-name="P3"/>
      <text:p text:style-name="P3"/>
      <text:p text:style-name="P3">Difficultés rencontrées, points positifs :</text:p>
      <text:p text:style-name="P3"/>
      <text:p text:style-name="P3"/>
      <text:p text:style-name="P3"/>
      <text:p text:style-name="P3">Avis général sur le stage : </text:p>
      <text:h text:style-name="P20" text:outline-level="2">Visite de l’entreprise</text:h>
      <text:p text:style-name="P4"/>
      <text:p text:style-name="P3">Visite réalisée le : </text:p>
      <text:p text:style-name="P3"/>
      <text:p text:style-name="P3"/>
      <text:p text:style-name="P3">Environnement matériel du stagiaire (bureau, ordinateur/poste de travail)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ncadrement du stagiaire (présence du tuteur, aide apportée...)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égration du stagiaire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ssions confiées / Travail réalisé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vis général sur la visite :</text:p>
      <text:p text:style-name="P3"/>
      <text:p text:style-name="P3"/>
      <text:p text:style-name="P3"/>
      <text:p text:style-name="P3"/>
      <text:p text:style-name="P3"/>
      <text:p text:style-name="P3"/>
      <text:p text:style-name="P18">Pensez à parler de la taxe d'apprentissage !</text:p>
      <text:h text:style-name="P20" text:outline-level="2">Préparation du rapport </text:h>
      <text:p text:style-name="P3"/>
      <text:p text:style-name="P3">Date de remise du plan du rapport / Intro / conclusion : (début juin)</text:p>
      <text:p text:style-name="P3"/>
      <text:p text:style-name="P3"/>
      <text:p text:style-name="P3">Date de remise du rapport final : 19 <text:s/>juin 2012</text:p>
      <text:p text:style-name="P3"/>
      <text:p text:style-name="P3"/>
      <text:p text:style-name="P3"/>
      <text:p text:style-name="P3"/>
      <text:p text:style-name="P3">Avis :</text:p>
      <text:p text:style-name="P3"/>
      <text:p text:style-name="P3"/>
      <text:p text:style-name="P3"/>
      <text:p text:style-name="P3">Commentaires :</text:p>
      <text:p text:style-name="P3"/>
      <text:p text:style-name="P3"/>
      <text:p text:style-name="P3"/>
      <text:p text:style-name="P3">Conseils : </text:p>
      <text:p text:style-name="P3"/>
      <text:h text:style-name="P19" text:outline-level="2"/>
      <text:h text:style-name="P2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2" svg:font-family="'Bitstream Vera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, 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Titre1" style:next-style-name="Text_20_body" style:default-outline-level="2" style:class="text">
      <style:paragraph-properties fo:text-align="center" style:justify-single-word="false"/>
      <style:text-properties style:font-name="DejaVu Sans" fo:font-size="14pt" fo:font-style="normal" fo:font-weight="bold" style:font-size-asian="14pt" style:font-style-asian="normal" style:font-weight-asian="bold" style:font-size-complex="14pt" style:font-style-complex="italic" style:font-weight-complex="normal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E STAGE</dc:title>
    <meta:initial-creator>IUT LENS</meta:initial-creator>
    <meta:creation-date>2012-04-27T12:28:00</meta:creation-date>
    <dc:creator>default user</dc:creator>
    <dc:date>2012-04-27T17:22:03</dc:date>
    <meta:print-date>2008-05-23T11:46:00</meta:print-date>
    <meta:editing-cycles>9</meta:editing-cycles>
    <meta:editing-duration>PT00H34M57S</meta:editing-duration>
    <meta:generator>OpenOffice.org/3.2$Linux OpenOffice.org_project/320m19$Build-9505</meta:generator>
    <meta:document-statistic meta:table-count="1" meta:image-count="0" meta:object-count="0" meta:page-count="4" meta:paragraph-count="49" meta:word-count="250" meta:character-count="1601"/>
    <meta:user-defined meta:name="Info 1"/>
    <meta:user-defined meta:name="Info 2"/>
    <meta:user-defined meta:name="Info 3"/>
    <meta:user-defined meta:name="Info 4"/>
  </office:meta>
</office:document-meta>
</file>